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2f1a6"/>
    </style:style>
    <style:style style:name="P2" style:family="paragraph" style:parent-style-name="Standard">
      <style:text-properties style:font-name="Calibri" officeooo:rsid="0022f1a6" officeooo:paragraph-rsid="0022f1a6"/>
    </style:style>
    <style:style style:name="P3" style:family="paragraph" style:parent-style-name="Standard">
      <style:text-properties style:font-name="Calibri" officeooo:rsid="001f7cb7" officeooo:paragraph-rsid="001f7cb7"/>
    </style:style>
    <style:style style:name="P4" style:family="paragraph" style:parent-style-name="Standard">
      <style:text-properties style:font-name="Calibri" officeooo:rsid="001f7cb7" officeooo:paragraph-rsid="0022f1a6"/>
    </style:style>
    <style:style style:name="P5" style:family="paragraph" style:parent-style-name="Standard">
      <style:text-properties style:font-name="Calibri" officeooo:rsid="00207cb5" officeooo:paragraph-rsid="00207cb5"/>
    </style:style>
    <style:style style:name="P6" style:family="paragraph" style:parent-style-name="Standard">
      <style:text-properties style:font-name="Calibri" officeooo:rsid="0022f1a6" officeooo:paragraph-rsid="0022f1a6"/>
    </style:style>
    <style:style style:name="T1" style:family="text">
      <style:text-properties style:text-position="super 58%"/>
    </style:style>
    <style:style style:name="T2" style:family="text">
      <style:text-properties officeooo:rsid="0020080b"/>
    </style:style>
    <style:style style:name="T3" style:family="text">
      <style:text-properties officeooo:rsid="00207cb5"/>
    </style:style>
    <style:style style:name="T4" style:family="text">
      <style:text-properties officeooo:rsid="002204da"/>
    </style:style>
    <style:style style:name="T5" style:family="text">
      <style:text-properties officeooo:rsid="0022f1a6"/>
    </style:style>
    <style:style style:name="T6" style:family="text">
      <style:text-properties style:font-name="Calibri" officeooo:rsid="00207cb5"/>
    </style:style>
    <style:style style:name="T7" style:family="text">
      <style:text-properties style:font-name="Calibri" officeooo:rsid="0022f1a6"/>
    </style:style>
    <style:style style:name="T8" style:family="text">
      <style:text-properties officeooo:rsid="0024b926"/>
    </style:style>
    <style:style style:name="T9"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rom, </text:p>
      <text:p text:style-name="P2"/>
      <text:p text:style-name="P2">The Chief Executive</text:p>
      <text:p text:style-name="P2"/>
      <text:p text:style-name="P2">Unilever Corporation,</text:p>
      <text:p text:style-name="P2"/>
      <text:p text:style-name="P2">6<text:span text:style-name="T1">th</text:span> Road, Rawalpindi</text:p>
      <text:p text:style-name="P2"/>
      <text:p text:style-name="P2">To,</text:p>
      <text:p text:style-name="P3"/>
      <text:p text:style-name="P3">The Principal,</text:p>
      <text:p text:style-name="P3"/>
      <text:p text:style-name="P3">Army <text:span text:style-name="T5">P</text:span>ublic Coll<text:span text:style-name="T4">e</text:span>ge,</text:p>
      <text:p text:style-name="P2"/>
      <text:p text:style-name="P2">Mur<text:span text:style-name="T8">r</text:span>ee Road, Rawalpindi</text:p>
      <text:p text:style-name="P2"/>
      <text:p text:style-name="P2">Punjab, Pakistan</text:p>
      <text:p text:style-name="P2"/>
      <text:p text:style-name="P2">Dated: 11<text:span text:style-name="T1">th</text:span> March, 2022</text:p>
      <text:p text:style-name="P4"/>
      <text:p text:style-name="P3"><text:span text:style-name="T9">Subject:</text:span> Confirming The Presence At The Seminar</text:p>
      <text:p text:style-name="P3"/>
      <text:p text:style-name="P3">Dear sir,</text:p>
      <text:p text:style-name="P3"/>
      <text:p text:style-name="P3"><text:tab/>With due respect, it is stated that we have received your <text:s/><text:span text:style-name="T2">invitation and we are pleased to be a part of this seminar.</text:span></text:p>
      <text:p text:style-name="P3"/>
      <text:p text:style-name="P3"><text:tab/><text:span text:style-name="T2">No doubt the the quality of education is becoming even better </text:span><text:span text:style-name="T3">from time to time. Student now a days need a quality counseling in order to pursue a suitable career in their life.</text:span></text:p>
      <text:p text:style-name="P3"/>
      <text:p text:style-name="P3"><text:tab/><text:span text:style-name="T3">I will be there by 7:30AM. In adition, to it the hirings in our company also started. So we are looking for fresh quality graduates for the job. By tomorrow, I will also announce the job opportunities available in our organization. No doubt, it is the age of competition and your college have a very good reputation, I will try to consider the graduates of your university in top priority.</text:span></text:p>
      <text:p text:style-name="P3"/>
      <text:p text:style-name="P3"><text:tab/><text:span text:style-name="T3">In addition to it, do inform me If you want me to talk about specific topics of your choice. Also, try to arrange proper camera setups for the seminar so that this information can be used later on whenever needed for a student.</text:span></text:p>
      <text:p text:style-name="P3"/>
      <text:p text:style-name="P3"><text:tab/><text:span text:style-name="T3">I am grateful that you have invited me and I am hopeful that this seminar will be a good learning opportunity for the students.</text:span></text:p>
      <text:p text:style-name="P3"/>
      <text:p text:style-name="P5">Regards,</text:p>
      <text:p text:style-name="P5"/>
      <text:p text:style-name="P5">Chief Executive.</text:p>
      <text:p text:style-name="P5"/>
      <text:p text:style-name="P5">Unilever <text:span text:style-name="T5">Corporation,</text:span></text:p>
      <text:p text:style-name="P5"/>
      <text:p text:style-name="P1"><text:span text:style-name="T7">Signature: CEO</text:span><text:span text:style-name="T6"><text:tab/><text:tab/><text:tab/><text:tab/><text:tab/> <text:s text:c="14"/>Dated: 11 March, 2022</text:span></text:p>
      <text:p text:style-name="P5"/>
      <text:p text:style-name="P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22:19:00.995575371</meta:creation-date>
    <dc:date>2022-03-11T10:15:09.407540611</dc:date>
    <meta:editing-duration>PT20M17S</meta:editing-duration>
    <meta:editing-cycles>5</meta:editing-cycles>
    <meta:generator>LibreOffice/6.4.7.2$Linux_X86_64 LibreOffice_project/40$Build-2</meta:generator>
    <meta:document-statistic meta:table-count="0" meta:image-count="0" meta:object-count="0" meta:page-count="2" meta:paragraph-count="21" meta:word-count="237" meta:character-count="1364" meta:non-whitespace-character-count="1122"/>
  </office:meta>
</office:document-meta>
</file>